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06D21350715CB435F58.png" manifest:media-type="image/png"/>
  <manifest:file-entry manifest:full-path="Pictures/100000010000016B00000109FA4DC350D0081CAD.png" manifest:media-type="image/png"/>
  <manifest:file-entry manifest:full-path="Pictures/1000000100000172000000F2D4D099DBBBB79B73.png" manifest:media-type="image/png"/>
  <manifest:file-entry manifest:full-path="Pictures/100000010000023B0000003A02EF71B2C565F997.png" manifest:media-type="image/png"/>
  <manifest:file-entry manifest:full-path="Pictures/10000001000002340000004098F55E094A2B68BE.png" manifest:media-type="image/png"/>
  <manifest:file-entry manifest:full-path="Pictures/100000010000025600000074F1D6559A876AF67D.png" manifest:media-type="image/png"/>
  <manifest:file-entry manifest:full-path="Pictures/100000010000035E000000C2CFB6C686BB83AE56.png" manifest:media-type="image/png"/>
  <manifest:file-entry manifest:full-path="Pictures/1000000100000249000000364A6F4D252A42C102.png" manifest:media-type="image/png"/>
  <manifest:file-entry manifest:full-path="Pictures/10000001000002E3000000F8E4D3F694C32D93B1.png" manifest:media-type="image/png"/>
  <manifest:file-entry manifest:full-path="Pictures/100000010000024400000130271F238ABEE5F336.png" manifest:media-type="image/png"/>
  <manifest:file-entry manifest:full-path="Pictures/100000010000025F00000041EF50D1029D751D04.png" manifest:media-type="image/png"/>
  <manifest:file-entry manifest:full-path="Pictures/10000001000002E3000000F8ED86342A344F13CA.png" manifest:media-type="image/png"/>
  <manifest:file-entry manifest:full-path="Pictures/10000001000002E30000030E3FFCC5E2E6E5ECD4.png" manifest:media-type="image/png"/>
  <manifest:file-entry manifest:full-path="Pictures/10000001000002590000003BF07959BB4F2BF101.png" manifest:media-type="image/png"/>
  <manifest:file-entry manifest:full-path="Pictures/10000001000002440000007D745E6CEE74B25D3A.png" manifest:media-type="image/png"/>
  <manifest:file-entry manifest:full-path="Pictures/10000001000002440000003C0C82FD84E0E4B983.png" manifest:media-type="image/png"/>
  <manifest:file-entry manifest:full-path="Pictures/10000001000002E30000018C9B3520F5415E23DF.png" manifest:media-type="image/png"/>
  <manifest:file-entry manifest:full-path="Pictures/10000001000001BE00000175E594FE27F1DAB0AC.png" manifest:media-type="image/png"/>
  <manifest:file-entry manifest:full-path="Pictures/1000000100000158000000947A0C5B5BB68FD135.png" manifest:media-type="image/png"/>
  <manifest:file-entry manifest:full-path="Pictures/100000010000024500000043DE9071E1D2E583A5.png" manifest:media-type="image/png"/>
  <manifest:file-entry manifest:full-path="Pictures/1000000100000171000000A2B54800DEC6C04D27.png" manifest:media-type="image/png"/>
  <manifest:file-entry manifest:full-path="Pictures/100000010000023B000000E392780607DDA0F5D9.png" manifest:media-type="image/png"/>
  <manifest:file-entry manifest:full-path="Pictures/1000000100000240000000A9A4ABD4689244A79D.png" manifest:media-type="image/png"/>
  <manifest:file-entry manifest:full-path="Pictures/100000010000023B000000E37662451B95B1D256.png" manifest:media-type="image/png"/>
  <manifest:file-entry manifest:full-path="Pictures/10000001000001D00000017060A06EA4EBC0139B.png" manifest:media-type="image/png"/>
  <manifest:file-entry manifest:full-path="Pictures/10000001000001CE000000EE6C3C7AD147564A95.png" manifest:media-type="image/png"/>
  <manifest:file-entry manifest:full-path="Pictures/100000010000026C0000002BEBE301BE15904AE8.png" manifest:media-type="image/png"/>
  <manifest:file-entry manifest:full-path="Pictures/10000001000001D60000009A79E540789E260266.png" manifest:media-type="image/png"/>
  <manifest:file-entry manifest:full-path="Pictures/10000001000001C8000000CAA93FDF33B5FCED23.png" manifest:media-type="image/png"/>
  <manifest:file-entry manifest:full-path="Pictures/10000001000001EA0000009A4A633B4A1C93703D.png" manifest:media-type="image/png"/>
  <manifest:file-entry manifest:full-path="Pictures/1000000100000251000000526DEED9DFF17770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368f" officeooo:paragraph-rsid="0019368f" style:font-size-asian="18pt" style:font-size-complex="18pt"/>
    </style:style>
    <style:style style:name="P2" style:family="paragraph" style:parent-style-name="Standard">
      <style:text-properties fo:font-size="18pt" officeooo:rsid="001a2e02" officeooo:paragraph-rsid="001a2e02" style:font-size-asian="18pt" style:font-size-complex="18pt"/>
    </style:style>
    <style:style style:name="P3" style:family="paragraph" style:parent-style-name="Standard">
      <style:text-properties fo:font-size="18pt" officeooo:rsid="001bd074" officeooo:paragraph-rsid="001bd074" style:font-size-asian="18pt" style:font-size-complex="18pt"/>
    </style:style>
    <style:style style:name="P4" style:family="paragraph" style:parent-style-name="Standard">
      <style:text-properties fo:font-size="18pt" officeooo:rsid="001d7441" officeooo:paragraph-rsid="001d7441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1.15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31" draw:name="Text Frame 1" draw:style-name="gr1" draw:text-style-name="P6" svg:width="12.621cm" svg:height="0.976cm" svg:x="1.259cm" svg:y="-1.767cm"><draw:text-box><text:p text:style-name="P5"><text:span text:style-name="T1">ASGN 5</text:span></text:p></draw:text-box></draw:frame>1)</text:p>
      <text:p text:style-name="P1"><draw:frame draw:style-name="fr7" draw:name="Image1" text:anchor-type="char" svg:x="0.582cm" svg:y="0.385cm" svg:width="16.06cm" svg:height="2.759cm" draw:z-index="0"><draw:image xlink:href="Pictures/1000000100000158000000947A0C5B5BB68FD135.png" xlink:type="simple" xlink:show="embed" xlink:actuate="onLoad" draw:mime-type="image/png"/></draw:frame></text:p>
      <text:p text:style-name="P1"><draw:frame draw:style-name="fr6" draw:name="Image2" text:anchor-type="char" svg:x="0.575cm" svg:y="0.566cm" svg:width="15.901cm" svg:height="1.561cm" draw:z-index="1"><draw:image xlink:href="Pictures/10000001000002590000003BF07959BB4F2BF101.png" xlink:type="simple" xlink:show="embed" xlink:actuate="onLoad" draw:mime-type="image/png"/></draw:frame></text:p>
      <text:p text:style-name="P1"/>
      <text:p text:style-name="P1"/>
      <text:p text:style-name="P1"/>
      <text:p text:style-name="P1">2 )</text:p>
      <text:p text:style-name="P1"><draw:frame draw:style-name="fr6" draw:name="Image3" text:anchor-type="char" svg:x="-0.339cm" svg:y="1.162cm" svg:width="17cm" svg:height="9.109cm" draw:z-index="2"><draw:image xlink:href="Pictures/10000001000002E30000018C9B3520F5415E23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6" draw:name="Image4" text:anchor-type="char" svg:x="-0.388cm" svg:y="0.335cm" svg:width="17cm" svg:height="17.988cm" draw:z-index="3"><draw:image xlink:href="Pictures/10000001000002E30000030E3FFCC5E2E6E5EC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 )</text:p>
      <text:p text:style-name="P1"/>
      <text:p text:style-name="P1"><draw:frame draw:style-name="fr5" draw:name="Image5" text:anchor-type="char" svg:width="17cm" svg:height="5.704cm" draw:z-index="4"><draw:image xlink:href="Pictures/10000001000002E3000000F8ED86342A344F13CA.png" xlink:type="simple" xlink:show="embed" xlink:actuate="onLoad" draw:mime-type="image/png"/></draw:frame></text:p>
      <text:p text:style-name="P1"/>
      <text:p text:style-name="P1"><draw:frame draw:style-name="fr5" draw:name="Image6" text:anchor-type="char" svg:width="17cm" svg:height="5.704cm" draw:z-index="5"><draw:image xlink:href="Pictures/10000001000002E3000000F8E4D3F694C32D93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4)</text:p>
      <text:p text:style-name="P2"><draw:frame draw:style-name="fr6" draw:name="Image7" text:anchor-type="char" svg:x="0.631cm" svg:y="0.242cm" svg:width="15.367cm" svg:height="9.869cm" draw:z-index="6"><draw:image xlink:href="Pictures/10000001000001BE00000175E594FE27F1DAB0AC.png" xlink:type="simple" xlink:show="embed" xlink:actuate="onLoad" draw:mime-type="image/png"/></draw:frame></text:p>
      <text:p text:style-name="P1"/>
      <text:p text:style-name="P1"/>
      <text:p text:style-name="P1"><draw:frame draw:style-name="fr1" draw:name="Image8" text:anchor-type="char" svg:width="15.346cm" svg:height="3.307cm" draw:z-index="7"><draw:image xlink:href="Pictures/10000001000002440000007D745E6CEE74B25D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5)</text:p>
      <text:p text:style-name="P2"><draw:frame draw:style-name="fr1" draw:name="Image9" text:anchor-type="char" svg:width="15.346cm" svg:height="8.043cm" draw:z-index="8"><draw:image xlink:href="Pictures/100000010000024400000130271F238ABEE5F336.png" xlink:type="simple" xlink:show="embed" xlink:actuate="onLoad" draw:mime-type="image/png"/></draw:frame></text:p>
      <text:p text:style-name="P1"/>
      <text:p text:style-name="P1"/>
      <text:p text:style-name="P1"><draw:frame draw:style-name="fr1" draw:name="Image10" text:anchor-type="char" svg:width="15.346cm" svg:height="1.588cm" draw:z-index="9"><draw:image xlink:href="Pictures/10000001000002440000003C0C82FD84E0E4B983.png" xlink:type="simple" xlink:show="embed" xlink:actuate="onLoad" draw:mime-type="image/png"/></draw:frame></text:p>
      <text:p text:style-name="P1"/>
      <text:p text:style-name="P1"/>
      <text:p text:style-name="P2">6)</text:p>
      <text:p text:style-name="P2"/>
      <text:p text:style-name="P2"><draw:frame draw:style-name="fr5" draw:name="Image11" text:anchor-type="char" svg:width="17cm" svg:height="3.826cm" draw:z-index="10"><draw:image xlink:href="Pictures/100000010000035E000000C2CFB6C686BB83AE56.png" xlink:type="simple" xlink:show="embed" xlink:actuate="onLoad" draw:mime-type="image/png"/></draw:frame></text:p>
      <text:p text:style-name="P1"/>
      <text:p text:style-name="P1"><draw:frame draw:style-name="fr1" draw:name="Image12" text:anchor-type="char" svg:width="14.923cm" svg:height="1.693cm" draw:z-index="11"><draw:image xlink:href="Pictures/10000001000002340000004098F55E094A2B68BE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2">7 )</text:p>
      <text:p text:style-name="P2"><draw:frame draw:style-name="fr1" draw:name="Image13" text:anchor-type="char" svg:width="9.79cm" svg:height="6.403cm" draw:z-index="12"><draw:image xlink:href="Pictures/1000000100000172000000F2D4D099DBBBB79B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15.822cm" svg:height="3.069cm" draw:z-index="13"><draw:image xlink:href="Pictures/100000010000025600000074F1D6559A876AF67D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8)</text:p>
      <text:p text:style-name="P2"/>
      <text:p text:style-name="P2"><draw:frame draw:style-name="fr4" draw:name="Image15" text:anchor-type="char" svg:width="9.763cm" svg:height="4.286cm" draw:z-index="14"><draw:image xlink:href="Pictures/1000000100000171000000A2B54800DEC6C04D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width="15.108cm" svg:height="6.006cm" draw:z-index="15"><draw:image xlink:href="Pictures/100000010000023B000000E37662451B95B1D256.png" xlink:type="simple" xlink:show="embed" xlink:actuate="onLoad" draw:mime-type="image/png"/></draw:frame></text:p>
      <text:p text:style-name="P1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9)</text:p>
      <text:p text:style-name="P2"/>
      <text:p text:style-name="P2"><draw:frame draw:style-name="fr1" draw:name="Image17" text:anchor-type="char" svg:width="15.108cm" svg:height="6.006cm" draw:z-index="16"><draw:image xlink:href="Pictures/100000010000023B000000E392780607DDA0F5D9.png" xlink:type="simple" xlink:show="embed" xlink:actuate="onLoad" draw:mime-type="image/png"/></draw:frame></text:p>
      <text:p text:style-name="P1"><draw:frame draw:style-name="fr1" draw:name="Image18" text:anchor-type="char" svg:width="15.108cm" svg:height="1.535cm" draw:z-index="17"><draw:image xlink:href="Pictures/100000010000023B0000003A02EF71B2C565F997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0 )</text:p>
      <text:p text:style-name="P3"/>
      <text:p text:style-name="P3"><draw:frame draw:style-name="fr2" draw:name="Image19" text:anchor-type="char" svg:x="2.769cm" svg:y="0.524cm" svg:width="12.277cm" svg:height="9.737cm" draw:z-index="18"><draw:image xlink:href="Pictures/10000001000001D00000017060A06EA4EBC013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0" text:anchor-type="char" svg:width="15.372cm" svg:height="1.773cm" draw:z-index="19"><draw:image xlink:href="Pictures/100000010000024500000043DE9071E1D2E583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1 )</text:p>
      <text:p text:style-name="P3"><draw:frame draw:style-name="fr4" draw:name="Image21" text:anchor-type="char" svg:width="12.065cm" svg:height="5.345cm" draw:z-index="20"><draw:image xlink:href="Pictures/10000001000001C8000000CAA93FDF33B5FCED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2" text:anchor-type="char" svg:width="16.06cm" svg:height="1.72cm" draw:z-index="21"><draw:image xlink:href="Pictures/100000010000025F00000041EF50D1029D751D04.png" xlink:type="simple" xlink:show="embed" xlink:actuate="onLoad" draw:mime-type="image/png"/></draw:frame></text:p>
      <text:p text:style-name="P3"/>
      <text:p text:style-name="P3"><text:s text:c="19"/></text:p>
      <text:p text:style-name="P3"/>
      <text:p text:style-name="P3">12 )</text:p>
      <text:p text:style-name="P3"/>
      <text:p text:style-name="P3"><draw:frame draw:style-name="fr1" draw:name="Image23" text:anchor-type="char" svg:width="15.24cm" svg:height="4.471cm" draw:z-index="22"><draw:image xlink:href="Pictures/1000000100000240000000A9A4ABD4689244A79D.png" xlink:type="simple" xlink:show="embed" xlink:actuate="onLoad" draw:mime-type="image/png"/></draw:frame></text:p>
      <text:p text:style-name="P3"/>
      <text:p text:style-name="P3"><draw:frame draw:style-name="fr1" draw:name="Image24" text:anchor-type="char" svg:width="16.404cm" svg:height="1.138cm" draw:z-index="23"><draw:image xlink:href="Pictures/100000010000026C0000002BEBE301BE15904AE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13 )</text:p>
      <text:p text:style-name="P3"><draw:frame draw:style-name="fr3" draw:name="Image25" text:anchor-type="char" svg:width="12.435cm" svg:height="4.075cm" draw:z-index="24"><draw:image xlink:href="Pictures/10000001000001D60000009A79E540789E26026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14)</text:p>
      <text:p text:style-name="P4"><draw:frame draw:style-name="fr1" draw:name="Image26" text:anchor-type="char" svg:width="12.965cm" svg:height="4.075cm" draw:z-index="25"><draw:image xlink:href="Pictures/10000001000001EA0000009A4A633B4A1C9370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7" text:anchor-type="char" svg:width="15.478cm" svg:height="1.429cm" draw:z-index="26"><draw:image xlink:href="Pictures/1000000100000249000000364A6F4D252A42C10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15)</text:p>
      <text:p text:style-name="P4"/>
      <text:p text:style-name="P4"><draw:frame draw:style-name="fr1" draw:name="Image28" text:anchor-type="char" svg:width="12.224cm" svg:height="6.297cm" draw:z-index="27"><draw:image xlink:href="Pictures/10000001000001CE000000EE6C3C7AD147564A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9" text:anchor-type="char" svg:width="15.69cm" svg:height="2.17cm" draw:z-index="28"><draw:image xlink:href="Pictures/1000000100000251000000526DEED9DFF17770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17)</text:p>
      <text:p text:style-name="P4"/>
      <text:p text:style-name="P3"><draw:frame draw:style-name="fr2" draw:name="Image30" text:anchor-type="char" svg:x="1.053cm" svg:y="0.443cm" svg:width="14.268cm" svg:height="7.011cm" draw:z-index="29"><draw:image xlink:href="Pictures/100000010000016B00000109FA4DC350D0081CAD.png" xlink:type="simple" xlink:show="embed" xlink:actuate="onLoad" draw:mime-type="image/png"/></draw:frame></text:p>
      <text:p text:style-name="P3"/>
      <text:p text:style-name="P3"/>
      <text:p text:style-name="P3"><draw:frame draw:style-name="fr1" draw:name="Image31" text:anchor-type="char" svg:width="15.108cm" svg:height="2.884cm" draw:z-index="30"><draw:image xlink:href="Pictures/100000010000023B0000006D21350715CB435F5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22:38:09.065634569</meta:creation-date>
    <dc:date>2023-12-09T23:28:05.800125601</dc:date>
    <meta:editing-duration>PT8M25S</meta:editing-duration>
    <meta:editing-cycles>1</meta:editing-cycles>
    <meta:document-statistic meta:table-count="0" meta:image-count="31" meta:object-count="0" meta:page-count="14" meta:paragraph-count="17" meta:word-count="23" meta:character-count="65" meta:non-whitespace-character-count="39"/>
    <meta:generator>LibreOffice/7.3.7.2$Linux_X86_64 LibreOffice_project/30$Build-2</meta:generator>
  </office:meta>
</office:document-meta>
</file>